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text-align="justify" style:justify-single-word="false" fo:break-before="page"/>
      <style:text-properties officeooo:rsid="002a1bfc" officeooo:paragraph-rsid="002a1bfc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267ebb"/>
    </style:style>
    <style:style style:name="P7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L5">
      <style:paragraph-properties fo:text-align="justify" style:justify-single-word="false"/>
      <style:text-properties fo:color="#000000" style:font-name="Courier New" fo:font-size="10pt" officeooo:paragraph-rsid="00267ebb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rsid="00254114" officeooo:paragraph-rsid="00254114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254114" officeooo:paragraph-rsid="00254114"/>
    </style:style>
    <style:style style:name="P11" style:family="paragraph" style:parent-style-name="Standard" style:list-style-name="L5">
      <style:paragraph-properties fo:text-align="justify" style:justify-single-word="false"/>
      <style:text-properties officeooo:rsid="00254114" officeooo:paragraph-rsid="00267ebb"/>
    </style:style>
    <style:style style:name="P12" style:family="paragraph" style:parent-style-name="Standard" style:list-style-name="L5">
      <style:paragraph-properties fo:text-align="justify" style:justify-single-word="false"/>
      <style:text-properties officeooo:rsid="00267ebb" officeooo:paragraph-rsid="00267ebb"/>
    </style:style>
    <style:style style:name="P13" style:family="paragraph" style:parent-style-name="Standard">
      <style:paragraph-properties fo:text-align="justify" style:justify-single-word="false"/>
      <style:text-properties officeooo:rsid="00267ebb" officeooo:paragraph-rsid="00267ebb"/>
    </style:style>
    <style:style style:name="P14" style:family="paragraph" style:parent-style-name="Standard">
      <style:text-properties officeooo:paragraph-rsid="00283d8e"/>
    </style:style>
    <style:style style:name="P15" style:family="paragraph" style:parent-style-name="Standard">
      <style:text-properties officeooo:rsid="00283d8e" officeooo:paragraph-rsid="00283d8e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 fo:break-before="page"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0" style:family="paragraph" style:parent-style-name="Heading_20_2">
      <style:paragraph-properties fo:text-align="justify" style:justify-single-word="false"/>
      <style:text-properties officeooo:paragraph-rsid="002143bc"/>
    </style:style>
    <style:style style:name="P21" style:family="paragraph" style:parent-style-name="Heading_20_2">
      <style:paragraph-properties fo:text-align="justify" style:justify-single-word="false"/>
      <style:text-properties officeooo:paragraph-rsid="0024a82d"/>
    </style:style>
    <style:style style:name="P22" style:family="paragraph" style:parent-style-name="Heading_20_2">
      <style:paragraph-properties fo:text-align="justify" style:justify-single-word="false"/>
      <style:text-properties officeooo:rsid="0024a82d" officeooo:paragraph-rsid="0024a82d"/>
    </style:style>
    <style:style style:name="P23" style:family="paragraph" style:parent-style-name="Text_20_body">
      <style:paragraph-properties fo:text-align="justify" style:justify-single-word="false"/>
      <style:text-properties officeooo:rsid="0024a82d" officeooo:paragraph-rsid="0024a82d"/>
    </style:style>
    <style:style style:name="P24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font-size="9pt" officeooo:rsid="0024a82d" officeooo:paragraph-rsid="0024a82d" style:font-size-asian="9pt" style:font-size-complex="9pt"/>
    </style:style>
    <style:style style:name="P25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font-size="9pt" officeooo:rsid="0024a82d" officeooo:paragraph-rsid="00254114" style:font-size-asian="9pt" style:font-size-complex="9pt"/>
    </style:style>
    <style:style style:name="T1" style:family="text">
      <style:text-properties fo:language="es" fo:country="ES"/>
    </style:style>
    <style:style style:name="T2" style:family="text">
      <style:text-properties officeooo:rsid="0024a82d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9pt" officeooo:rsid="0024a82d" style:font-size-asian="9pt" style:font-size-complex="9pt"/>
    </style:style>
    <style:style style:name="T5" style:family="text">
      <style:text-properties fo:font-size="9pt" officeooo:rsid="0024a82d" fo:background-color="#ffff00" loext:char-shading-value="0" style:font-size-asian="9pt" style:font-size-complex="9pt"/>
    </style:style>
    <style:style style:name="T6" style:family="text">
      <style:text-properties style:use-window-font-color="true" fo:font-size="11pt" style:font-size-asian="11pt" style:font-size-complex="11pt"/>
    </style:style>
    <style:style style:name="T7" style:family="text">
      <style:text-properties style:use-window-font-color="true" fo:font-size="11pt" officeooo:rsid="00267ebb" style:font-size-asian="11pt" style:font-size-complex="11pt"/>
    </style:style>
    <style:style style:name="T8" style:family="text">
      <style:text-properties style:use-window-font-color="true" fo:font-size="11pt" officeooo:rsid="00254114" style:font-size-asian="11pt" style:font-size-complex="11pt"/>
    </style:style>
    <style:style style:name="T9" style:family="text">
      <style:text-properties style:use-window-font-color="true" fo:font-size="11pt" fo:background-color="#ffff00" loext:char-shading-value="0" style:font-size-asian="11pt" style:font-size-complex="11pt"/>
    </style:style>
    <style:style style:name="T10" style:family="text">
      <style:text-properties officeooo:rsid="00267ebb"/>
    </style:style>
    <style:style style:name="T11" style:family="text">
      <style:text-properties fo:color="#000000" style:font-name="Courier New1" fo:font-size="10pt" officeooo:rsid="00254114" style:font-size-asian="10pt"/>
    </style:style>
    <style:style style:name="T12" style:family="text">
      <style:text-properties fo:color="#000000" style:font-name="Courier New1" fo:font-size="10pt" officeooo:rsid="00267ebb" style:font-size-asian="10pt"/>
    </style:style>
    <style:style style:name="T13" style:family="text">
      <style:text-properties fo:color="#000000" style:font-name="Courier New1" fo:font-size="10pt" officeooo:rsid="00254114" fo:background-color="#ffff00" loext:char-shading-value="0" style:font-size-asian="10pt"/>
    </style:style>
    <style:style style:name="T14" style:family="text">
      <style:text-properties fo:color="#000000" style:font-name="Courier New1" fo:font-size="10pt" officeooo:rsid="00254114" fo:background-color="#ffff00" loext:char-shading-value="0" style:font-size-asian="10pt" style:font-size-complex="11pt"/>
    </style:style>
    <style:style style:name="T15" style:family="text">
      <style:text-properties fo:color="#2a00ff" style:font-name="Courier New1" fo:font-size="10pt" officeooo:rsid="00254114" style:font-size-asian="10pt"/>
    </style:style>
    <style:style style:name="T16" style:family="text">
      <style:text-properties fo:color="#2a00ff" style:font-name="Courier New1" fo:font-size="10pt" officeooo:rsid="00254114" style:font-size-asian="10pt" style:font-size-complex="11pt"/>
    </style:style>
    <style:style style:name="T17" style:family="text">
      <style:text-properties officeooo:rsid="00283d8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Title"/>
      <text:p text:style-name="Title"/>
      <text:p text:style-name="Title"><text:bookmark text:name="_GoBack"/><text:s text:c="10"/>Manual de instalación del</text:p>
      <text:p text:style-name="Title"><text:s text:c="25"/>APB-FIRMA<text:line-break/></text:p>
      <text:p text:style-name="Standard"/>
      <text:p text:style-name="P1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233_984560874">Introducción<text:tab/>3</text:a></text:p>
          <text:p text:style-name="P17"><text:a xlink:type="simple" xlink:href="#__RefHeading___Toc236_3652277463">Configuración<text:tab/>4</text:a></text:p>
          <text:p text:style-name="P19"><text:a xlink:type="simple" xlink:href="#__RefHeading___Toc233_3652277463">Configuración servidor<text:tab/>4</text:a></text:p>
          <text:p text:style-name="P19"><text:a xlink:type="simple" xlink:href="#__RefHeading__266_984560874">Directorio de configuración<text:tab/>4</text:a></text:p>
          <text:p text:style-name="P19"><text:a xlink:type="simple" xlink:href="#__RefHeading__535_416996841">Configuración el fichero log<text:tab/>5</text:a></text:p>
        </text:index-body>
      </text:table-of-content>
      <text:p text:style-name="Standard"><text:a xlink:type="simple" xlink:href="#_Toc419132615" text:style-name="Internet_20_link" text:visited-style-name="Visited_20_Internet_20_Link"/></text:p>
      <text:p text:style-name="Standard"/>
      <text:list xml:id="list1743176110" text:style-name="Outline">
        <text:list-item>
          <text:h text:style-name="P4" text:outline-level="1"><text:bookmark-start text:name="_Toc419132615"/><text:bookmark-start text:name="__RefHeading__233_984560874"/>Introducción<text:bookmark-end text:name="_Toc419132615"/><text:bookmark-end text:name="__RefHeading__233_984560874"/></text:h>
        </text:list-item>
      </text:list>
      <text:p text:style-name="P2">En el siguiente documento se va a proceder a comentar los pasos a realizar para poder instalar el proyecto de APB-FIRMA en cualquier otro entorno.</text:p>
      <text:list xml:id="list171947188760972" text:continue-numbering="true" text:style-name="Outline">
        <text:list-item>
          <text:h text:style-name="P5" text:outline-level="1"><text:bookmark-start text:name="__RefHeading___Toc236_3652277463"/>Configuración<text:bookmark-end text:name="__RefHeading___Toc236_3652277463"/></text:h>
          <text:list>
            <text:list-item>
              <text:h text:style-name="P21" text:outline-level="2"><text:bookmark-start text:name="__RefHeading___Toc233_3652277463"/>Con<text:span text:style-name="T2">figuración servidor</text:span><text:bookmark-end text:name="__RefHeading___Toc233_3652277463"/></text:h>
            </text:list-item>
          </text:list>
        </text:list-item>
      </text:list>
      <text:p text:style-name="P23">Hay que configurar las siguientes variables de sistema en el arranque del servidor:</text:p>
      <text:p text:style-name="P24">export JAVA_OPTS="-Dfile.encoding=UTF-8 -Xms128m -Xmx2048m -XX:PermSize=64m -XX:MaxPermSize=256m <text:span text:style-name="T3">-DappConfPath=/app -DappLogPath=/app/logs -Dintegra.config=/app/apbfirma/integra</text:span>"</text:p>
      <text:list xml:id="list171947304690539" text:continue-numbering="true" text:style-name="Outline">
        <text:list-item>
          <text:list>
            <text:list-item>
              <text:h text:style-name="P20" text:outline-level="2"/>
            </text:list-item>
            <text:list-item>
              <text:h text:style-name="P22" text:outline-level="2"><text:bookmark-start text:name="__RefHeading__266_984560874"/>Directorio de configuración<text:bookmark-end text:name="__RefHeading__266_984560874"/></text:h>
            </text:list-item>
          </text:list>
        </text:list-item>
      </text:list>
      <text:p text:style-name="P9">El directorio de configuración se debe ubicar en el directorio indicado en variable sistema indicada en:</text:p>
      <text:p text:style-name="P25"><text:span text:style-name="T3">-DappConfPath=/app</text:span></text:p>
      <text:p text:style-name="P9">El directorio debe denominarse: <text:s/>&lt;appConfPath&gt;/apbfirma</text:p>
      <text:p text:style-name="P9">Este directorio debe <text:span text:style-name="T10">configurarse a partir de una copia del <text:s/>directorio de ejemplo en el proyecto (/configuracion/apbfirma) y se deben configurar</text:span> los siguientes archivos:</text:p>
      <text:list xml:id="list739865613" text:style-name="L5">
        <text:list-item>
          <text:p text:style-name="P10">configuracion.properties: fichero de configuración en el que se establece:</text:p>
          <text:list>
            <text:list-item>
              <text:list>
                <text:list-item>
                  <text:p text:style-name="P10">Id aplicación que se da <text:s/>de alta para la aplicación en nodo de @firma</text:p>
                </text:list-item>
                <text:list-item>
                  <text:p text:style-name="P10">Certificados que se pueden usar para firmar en servidor</text:p>
                </text:list-item>
                <text:list-item>
                  <text:p text:style-name="P10">Securización servicio web</text:p>
                </text:list-item>
              </text:list>
            </text:list-item>
            <text:list-item>
              <text:p text:style-name="P10">trustedstoreHTTPS.jks: JKS con la parte pública de los certificados necesarios para conectar por HTTPS al nodo de @firma</text:p>
            </text:list-item>
            <text:list-item>
              <text:p text:style-name="P10">trustedstoreAFIRMA.jks: JKS con el certificado para firmar las peticiones hacia @firma (normalmente el sello de la entidad en cuestión) y <text:s/>la parte pública de los certificados necesarios para validar las respuestas de @firma (necesario si se habilita la validación de las respuestas de @firma)</text:p>
            </text:list-item>
            <text:list-item>
              <text:p text:style-name="P10">Directorio configuración de integra (especificado en variable sistema <text:span text:style-name="T5">-Dintegra.config=/app/apbfirma/integra</text:span><text:span text:style-name="T4">"</text:span><text:span text:style-name="T6">). Se deben configurar los siguientes ficheros:</text:span></text:p>
              <text:list>
                <text:list-item>
                  <text:list>
                    <text:list-item>
                      <text:p text:style-name="P11"><text:span text:style-name="T6">integra.properties: </text:span><text:span text:style-name="T7">configuración del JKS para conexiones HTTPs (</text:span><text:span text:style-name="T6">trustedstoreHTTPS.jks</text:span><text:span text:style-name="T7">) según directorio de configuración establecido para la aplicación</text:span></text:p>
                    </text:list-item>
                    <text:list-item>
                      <text:p text:style-name="P10"><text:span text:style-name="T7">mappingFiles.properties: mapeo al fichero de configuración de @firma (el resto de servicios de evisor y tsa no se usan).</text:span></text:p>
                      <text:p text:style-name="P12"><text:span text:style-name="T6">El mapeo debe realizarse teniendo en cuenta el id de aplicación de @firma establecido en el config,properties (aplicationName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oft-page-break/><text:span text:style-name="T6"><text:tab/><text:tab/><text:tab/>afirma</text:span><text:span text:style-name="T9">App</text:span><text:span text:style-name="T6">=</text:span><text:span text:style-name="T16">afirma5ServiceInvoker.properties</text:span></text:p>
      <text:p text:style-name="P13"><text:span text:style-name="T6"><text:tab/><text:tab/><text:tab/>P.e. si <text:s/>aplicationName = </text:span><text:span text:style-name="T14">mf.apbaleares.SISTRA</text:span></text:p>
      <text:list xml:id="list17194660333148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12">a</text:span><text:span text:style-name="T11">firma</text:span><text:span text:style-name="T13">mf.apbaleares.SISTRA</text:span><text:span text:style-name="T11">=</text:span><text:span text:style-name="T15">afirma5ServiceInvoker.properties</text:span></text:p>
                          <text:p text:style-name="P6"><text:span text:style-name="T16"/></text:p>
                        </text:list-header>
                      </text:list>
                    </text:list-item>
                    <text:list-item>
                      <text:p text:style-name="P6"><text:span text:style-name="T8">afirma5ServiceInvoker.properties: </text:span><text:span text:style-name="T7">configuración conexión a @firma: URL, certificado firma peticiones (trustedstoreAFIRMA.jks) e indicar si se deben validar las respuestas de @firma (response.validate)</text:span></text:p>
                      <text:list>
                        <text:list-header>
                          <text:p text:style-name="P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946977964295" text:continue-list="list171947304690539" text:style-name="Outline">
        <text:list-item>
          <text:list>
            <text:list-item>
              <text:h text:style-name="Heading_20_2" text:outline-level="2"><text:bookmark-start text:name="__RefHeading__535_416996841"/><text:span text:style-name="T1">Configuración el fichero log</text:span> <text:bookmark-end text:name="__RefHeading__535_416996841"/></text:h>
            </text:list-item>
          </text:list>
        </text:list-item>
      </text:list>
      <text:p text:style-name="P14">La aplicación está preparada para <text:span text:style-name="T17">generar el fichero de log según la variable de sistema </text:span><text:span text:style-name="T5">-DappLogPath=/app/logs</text:span></text:p>
      <text:p text:style-name="P15">Para configurar el fichero de log se ha de configurar el fichero /apb-firma/src/main/resources/log4j.properties (requiere generar de nuevo la aplicación)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pez Romero, Sergio</meta:initial-creator>
    <meta:editing-cycles>28</meta:editing-cycles>
    <meta:print-date>2015-05-11T16:38:00</meta:print-date>
    <meta:creation-date>2015-05-07T16:19:00</meta:creation-date>
    <dc:date>2020-09-07T17:19:46.062000000</dc:date>
    <meta:editing-duration>PT5H6M49S</meta:editing-duration>
    <meta:generator>LibreOffice/6.2.7.1$Windows_X86_64 LibreOffice_project/23edc44b61b830b7d749943e020e96f5a7df63bf</meta:generator>
    <meta:document-statistic meta:table-count="0" meta:image-count="0" meta:object-count="0" meta:page-count="5" meta:paragraph-count="37" meta:word-count="367" meta:character-count="2860" meta:non-whitespace-character-count="2494"/>
    <meta:user-defined meta:name="AppVersion">14.0000</meta:user-defined>
    <meta:user-defined meta:name="Company">Ind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